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fo:background-color="#3faf46" style:font-size-asian="8pt" style:font-size-complex="8pt"/>
    </style:style>
    <style:style style:name="P3" style:family="paragraph" style:parent-style-name="Standard">
      <style:text-properties fo:font-size="8pt" officeooo:rsid="001a2aa8" officeooo:paragraph-rsid="001a2aa8" style:font-size-asian="8pt" style:font-size-complex="8pt"/>
    </style:style>
    <style:style style:name="P4" style:family="paragraph" style:parent-style-name="Standard">
      <style:text-properties fo:color="#000000" loext:opacity="100%" fo:font-size="12pt" officeooo:rsid="001a2aa8" officeooo:paragraph-rsid="001a2aa8" style:font-size-asian="12pt" style:font-size-complex="12pt"/>
    </style:style>
    <style:style style:name="T1" style:family="text">
      <style:text-properties fo:background-color="#ffff38" loext:char-shading-value="0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LED panel layout</text:p>
        <text:p text:style-name="P2">Panel 0</text:p>
        <text:p text:style-name="P1">1st LED: </text:p>
        <text:p text:style-name="P1">Top Right</text:p>
        <text:p text:style-name="P1"/>
        <text:p text:style-name="P1">Orientation: </text:p>
        <text:p text:style-name="P1">Vertical Serpentine: </text:p>
        <text:p text:style-name="P1">Dimensions (WxH): </text:p>
        <text:p text:style-name="P1">32x8</text:p>
        <text:p text:style-name="P1">Offset X:64 Y:0</text:p>
        <text:p text:style-name="P1"/>
        <text:p text:style-name="P1">(offset from top-left corner in # LEDs)</text:p>
        <text:p text:style-name="P2">Panel 1</text:p>
        <text:p text:style-name="P1">1st LED: Top Right</text:p>
        <text:p text:style-name="P1">Orientation: Vertical</text:p>
        <text:p text:style-name="P1">Serpentine: </text:p>
        <text:p text:style-name="P1">Dimensions (WxH): 32 x 8</text:p>
        <text:p text:style-name="P1">Offset X:32 Y:0</text:p>
        <text:p text:style-name="P1"/>
        <text:p text:style-name="P1">(offset from top-left corner in # LEDs)</text:p>
        <text:p text:style-name="P2">Panel 2</text:p>
        <text:p text:style-name="P1">1st LED:Top Right</text:p>
        <text:p text:style-name="P1">Orientation: Vertical</text:p>
        <text:p text:style-name="P1">Serpentine: </text:p>
        <text:p text:style-name="P1">Dimensions (WxH): 32 x 8</text:p>
        <text:p text:style-name="P1">Offset X:0 Y:0</text:p>
        <text:p text:style-name="P1"/>
        <text:p text:style-name="P1">(offset from top-left corner in # LEDs)</text:p>
        <text:p text:style-name="P2">Panel 3</text:p>
        <text:p text:style-name="P1">1st LED: Top Right</text:p>
        <text:p text:style-name="P1">Orientation: Vertical</text:p>
        <text:p text:style-name="P1">Serpentine: </text:p>
        <text:p text:style-name="P1">Dimensions (WxH): 32 x 8</text:p>
        <text:p text:style-name="P1">Offset X:64 Y:8</text:p>
        <text:p text:style-name="P1"/>
        <text:p text:style-name="P1">(offset from top-left corner in # LEDs)</text:p>
        <text:p text:style-name="P2">Panel 4</text:p>
        <text:p text:style-name="P1">1st LED: Top Right</text:p>
        <text:p text:style-name="P1">Orientation: Vertical</text:p>
        <text:p text:style-name="P1">Serpentine: </text:p>
        <text:p text:style-name="P1">Dimensions (WxH): 32 x 8</text:p>
        <text:p text:style-name="P1">Offset X:32 Y:8</text:p>
        <text:p text:style-name="P1"/>
        <text:p text:style-name="P1">(offset from top-left corner in # LEDs)</text:p>
        <text:p text:style-name="P2">Panel 5</text:p>
        <text:p text:style-name="P1">1st LED: Top Right</text:p>
        <text:p text:style-name="P1">Orientation: Vertical</text:p>
        <text:p text:style-name="P1">Serpentine: </text:p>
        <text:p text:style-name="P1">Dimensions (WxH): 32 x 8</text:p>
        <text:p text:style-name="P1">Offset X:0 Y:8</text:p>
        <text:p text:style-name="P1"/>
        <text:p text:style-name="P1">(offset from top-left corner in # LEDs)</text:p>
        <text:p text:style-name="P2">Panel 6</text:p>
        <text:p text:style-name="P1">1st LED: Top Right</text:p>
        <text:p text:style-name="P1"/>
        <text:p text:style-name="P1">Orientation: Vertical</text:p>
        <text:p text:style-name="P1">Serpentine: </text:p>
        <text:p text:style-name="P1">Dimensions (WxH): 32 x 8</text:p>
        <text:p text:style-name="P1">Offset X:64 Y:16</text:p>
        <text:p text:style-name="P1"/>
        <text:p text:style-name="P3">Panel Arrangement/Numbering</text:p>
        <text:p text:style-name="P4">2 1 0</text:p>
        <text:p text:style-name="P4">5 4 3 </text:p>
        <text:p text:style-name="P4">8 7 6</text:p>
        <text:p text:style-name="P4">11 10 9</text:p>
        <text:p text:style-name="P4">14 13 12</text:p>
        <text:p text:style-name="P1"/>
        <text:p text:style-name="P1"/>
        <text:p text:style-name="P1"/>
        <text:p text:style-name="P1"/>
        <text:p text:style-name="P1"/>
        <text:p text:style-name="P1">(offset from top-left corner in # LEDs)</text:p>
        <text:p text:style-name="P2">Panel 7</text:p>
        <text:p text:style-name="P1">1st LED: Top Right</text:p>
        <text:p text:style-name="P1">Orientation: Vertical</text:p>
        <text:p text:style-name="P1">Serpentine: </text:p>
        <text:p text:style-name="P1">Dimensions (WxH): 32 x 8</text:p>
        <text:p text:style-name="P1">Offset X:32 Y:16</text:p>
        <text:p text:style-name="P1"/>
        <text:p text:style-name="P1">(offset from top-left corner in # LEDs)</text:p>
        <text:p text:style-name="P2">Panel 8</text:p>
        <text:p text:style-name="P1">1st LED: Top Right</text:p>
        <text:p text:style-name="P1">Orientation: Vertical</text:p>
        <text:p text:style-name="P1">Serpentine: </text:p>
        <text:p text:style-name="P1">Dimensions (WxH): 32 x 8</text:p>
        <text:p text:style-name="P1">Offset X:0 Y:16</text:p>
        <text:p text:style-name="P1"/>
        <text:p text:style-name="P1">(offset from top-left corner in # LEDs)</text:p>
        <text:p text:style-name="P2">Panel 9</text:p>
        <text:p text:style-name="P1">1st LED: Top Right</text:p>
        <text:p text:style-name="P1">Orientation: Vertical</text:p>
        <text:p text:style-name="P1">Serpentine: </text:p>
        <text:p text:style-name="P1">Dimensions (WxH): 32 x 8</text:p>
        <text:p text:style-name="P1">Offset X:64 Y:24</text:p>
        <text:p text:style-name="P1"/>
        <text:p text:style-name="P1">(offset from top-left corner in # LEDs)</text:p>
        <text:p text:style-name="P2">Panel 10</text:p>
        <text:p text:style-name="P1">1st LED: Top Right</text:p>
        <text:p text:style-name="P1">Orientation: Vertical</text:p>
        <text:p text:style-name="P1">Serpentine: </text:p>
        <text:p text:style-name="P1">Dimensions (WxH): 32 x 8</text:p>
        <text:p text:style-name="P1">Offset X:32 Y:24</text:p>
        <text:p text:style-name="P1"/>
        <text:p text:style-name="P1">(offset from top-left corner in # LEDs)</text:p>
        <text:p text:style-name="P2">Panel 11</text:p>
        <text:p text:style-name="P1">1st LED: Top Right</text:p>
        <text:p text:style-name="P1">Orientation: Vertical</text:p>
        <text:p text:style-name="P1">Serpentine: </text:p>
        <text:p text:style-name="P1">Dimensions (WxH): 32 x 8</text:p>
        <text:p text:style-name="P1">Offset X:0 Y:24</text:p>
        <text:p text:style-name="P1"/>
        <text:p text:style-name="P1">(offset from top-left corner in # LEDs)</text:p>
        <text:p text:style-name="P2">Panel 12</text:p>
        <text:p text:style-name="P1">1st LED: Top Right</text:p>
        <text:p text:style-name="P1">Orientation: Vertical</text:p>
        <text:p text:style-name="P1">Serpentine: </text:p>
        <text:p text:style-name="P1">Dimensions (WxH):32 x 8</text:p>
        <text:p text:style-name="P1">Offset X:64 Y:32</text:p>
        <text:p text:style-name="P1"/>
        <text:p text:style-name="P1">(offset from top-left corner in # LEDs)</text:p>
        <text:p text:style-name="P2">Panel 13</text:p>
        <text:p text:style-name="P1">1st LED: Top Right</text:p>
        <text:p text:style-name="P1">Orientation: Vertical</text:p>
        <text:p text:style-name="P1">Serpentine: </text:p>
        <text:p text:style-name="P1">Dimensions (WxH): 32 x 8</text:p>
        <text:p text:style-name="P1">Offset X:32 Y:32</text:p>
        <text:p text:style-name="P1"/>
        <text:p text:style-name="P1">(offset from top-left corner in # LEDs)</text:p>
        <text:p text:style-name="P2">Panel 14</text:p>
        <text:p text:style-name="P1">1st LED: Top Right</text:p>
        <text:p text:style-name="P1">Orientation: Vertical</text:p>
        <text:p text:style-name="P1">Serpentine: </text:p>
        <text:p text:style-name="P1">Dimensions (WxH): 32 x 8</text:p>
        <text:p text:style-name="P1">Offset X:0 Y:32</text:p>
        <text:p text:style-name="P1"/>
        <text:p text:style-name="P1">(offset from top-left corner in # LEDs)</text:p>
        <text:p text:style-name="P1">Matrix Dimensions (W*H=LC): <text:span text:style-name="T1">96 x 40 = 3840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03:02:43.648000000</meta:creation-date>
    <dc:date>2025-01-14T03:14:37.359000000</dc:date>
    <meta:editing-duration>PT11M57S</meta:editing-duration>
    <meta:editing-cycles>1</meta:editing-cycles>
    <meta:document-statistic meta:table-count="0" meta:image-count="0" meta:object-count="0" meta:page-count="1" meta:paragraph-count="115" meta:word-count="384" meta:character-count="2162" meta:non-whitespace-character-count="1874"/>
    <meta:generator>LibreOffice/24.8.3.2$Windows_X86_64 LibreOffice_project/48a6bac9e7e268aeb4c3483fcf825c94556d9f92</meta:generator>
  </office:meta>
</office:document-meta>
</file>